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rsid="00258489" officeooo:paragraph-rsid="00258489"/>
    </style:style>
    <style:style style:name="P2" style:family="paragraph" style:parent-style-name="Standard">
      <style:paragraph-properties fo:text-align="justify" style:justify-single-word="false"/>
      <style:text-properties fo:font-size="24pt" style:text-underline-style="none" fo:font-weight="bold" officeooo:rsid="00188357" officeooo:paragraph-rsid="00188357" style:font-size-asian="24pt" style:font-weight-asian="bold" style:font-size-complex="24pt" style:font-weight-complex="bold"/>
    </style:style>
    <style:style style:name="P3" style:family="paragraph" style:parent-style-name="Standard">
      <style:text-properties fo:font-size="14pt" officeooo:rsid="001bac57" officeooo:paragraph-rsid="00343044" style:font-size-asian="14pt" style:font-size-complex="14pt"/>
    </style:style>
    <style:style style:name="P4" style:family="paragraph" style:parent-style-name="Standard">
      <style:paragraph-properties fo:text-align="justify" style:justify-single-word="false"/>
      <style:text-properties fo:font-size="14pt" style:text-underline-style="none" fo:font-weight="bold" officeooo:rsid="001bac57" officeooo:paragraph-rsid="00343044" style:font-size-asian="14pt" style:font-weight-asian="bold" style:font-size-complex="14pt" style:font-weight-complex="bold"/>
    </style:style>
    <style:style style:name="P5" style:family="paragraph" style:parent-style-name="Standard">
      <style:paragraph-properties fo:line-height="150%" fo:text-align="justify" style:justify-single-word="false">
        <style:tab-stops>
          <style:tab-stop style:position="15.134cm"/>
        </style:tab-stops>
      </style:paragraph-properties>
      <style:text-properties fo:font-size="14pt" style:text-underline-style="none" fo:font-weight="bold" officeooo:rsid="00188357" officeooo:paragraph-rsid="00188357"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4pt" fo:font-style="normal" fo:font-weight="normal" officeooo:rsid="0018fda5" officeooo:paragraph-rsid="0018d146" style:font-size-asian="14pt" style:font-style-asian="normal" style:font-weight-asian="normal" style:font-size-complex="14pt" style:font-style-complex="normal" style:font-weight-complex="normal"/>
    </style:style>
    <style:style style:name="P7" style:family="paragraph" style:parent-style-name="Standard">
      <style:paragraph-properties fo:line-height="150%" fo:text-align="justify" style:justify-single-word="false"/>
      <style:text-properties fo:font-size="14pt" fo:font-style="normal" fo:font-weight="normal" officeooo:rsid="00199ac8" officeooo:paragraph-rsid="00199ac8" style:font-size-asian="14pt" style:font-style-asian="normal" style:font-weight-asian="normal" style:font-size-complex="14pt" style:font-style-complex="normal" style:font-weight-complex="normal"/>
    </style:style>
    <style:style style:name="P8" style:family="paragraph" style:parent-style-name="Standard">
      <style:paragraph-properties fo:text-align="justify" style:justify-single-word="false"/>
      <style:text-properties fo:font-size="16pt" style:text-underline-style="none" fo:font-weight="bold" officeooo:rsid="00258489" officeooo:paragraph-rsid="00258489" style:font-size-asian="16pt" style:font-weight-asian="bold" style:font-size-complex="16pt" style:font-weight-complex="bold"/>
    </style:style>
    <style:style style:name="P9" style:family="paragraph" style:parent-style-name="Standard">
      <style:paragraph-properties fo:line-height="150%" fo:text-align="start" style:justify-single-word="false"/>
      <style:text-properties style:font-name="sans-serif" fo:font-size="12pt" fo:font-weight="normal" officeooo:paragraph-rsid="00188357" style:font-weight-asian="normal" style:font-weight-complex="normal"/>
    </style:style>
    <style:style style:name="P10" style:family="paragraph" style:parent-style-name="Standard">
      <style:paragraph-properties fo:line-height="150%" fo:text-align="justify" style:justify-single-word="false"/>
      <style:text-properties fo:font-size="13.5pt" fo:font-weight="normal" officeooo:paragraph-rsid="0018d146" style:font-weight-asian="normal" style:font-weight-complex="normal"/>
    </style:style>
    <style:style style:name="P11" style:family="paragraph" style:parent-style-name="Standard">
      <style:paragraph-properties fo:line-height="150%" fo:text-align="justify" style:justify-single-word="false"/>
      <style:text-properties fo:font-size="14pt" officeooo:rsid="0090d666" officeooo:paragraph-rsid="0090d666" style:font-size-asian="14pt" style:font-size-complex="14pt"/>
    </style:style>
    <style:style style:name="P12" style:family="paragraph" style:parent-style-name="Standard">
      <style:paragraph-properties fo:line-height="150%" fo:text-align="justify" style:justify-single-word="false"/>
      <style:text-properties fo:font-size="14pt" officeooo:rsid="0090d666" officeooo:paragraph-rsid="00928d14" style:font-size-asian="14pt" style:font-size-complex="14pt"/>
    </style:style>
    <style:style style:name="P13" style:family="paragraph" style:parent-style-name="Standard">
      <style:paragraph-properties fo:line-height="150%" fo:text-align="justify" style:justify-single-word="false"/>
      <style:text-properties fo:font-size="14pt" officeooo:rsid="00982a08" officeooo:paragraph-rsid="00982a08" style:font-size-asian="14pt" style:font-size-complex="14pt"/>
    </style:style>
    <style:style style:name="P14" style:family="paragraph" style:parent-style-name="Standard">
      <style:paragraph-properties fo:line-height="150%" fo:text-align="justify" style:justify-single-word="false"/>
      <style:text-properties fo:font-size="14pt" officeooo:rsid="00989f06" officeooo:paragraph-rsid="00989f06" style:font-size-asian="14pt" style:font-size-complex="14pt"/>
    </style:style>
    <style:style style:name="P15" style:family="paragraph" style:parent-style-name="Standard">
      <style:paragraph-properties fo:line-height="150%" fo:text-align="justify" style:justify-single-word="false"/>
      <style:text-properties fo:font-size="14pt" officeooo:rsid="00989f06" officeooo:paragraph-rsid="009a0a29" style:font-size-asian="14pt" style:font-size-complex="14pt"/>
    </style:style>
    <style:style style:name="P16" style:family="paragraph" style:parent-style-name="Standard">
      <style:paragraph-properties fo:line-height="150%" fo:text-align="justify" style:justify-single-word="false"/>
      <style:text-properties fo:font-size="14pt" officeooo:rsid="009a0a29" officeooo:paragraph-rsid="009a0a29" style:font-size-asian="14pt" style:font-size-complex="14pt"/>
    </style:style>
    <style:style style:name="P17" style:family="paragraph" style:parent-style-name="Standard">
      <style:paragraph-properties fo:line-height="150%" fo:text-align="justify" style:justify-single-word="false"/>
      <style:text-properties fo:font-size="14pt" officeooo:rsid="009b5900" officeooo:paragraph-rsid="009b5900" style:font-size-asian="14pt" style:font-size-complex="14pt"/>
    </style:style>
    <style:style style:name="P18" style:family="paragraph" style:parent-style-name="Standard">
      <style:paragraph-properties fo:line-height="150%" fo:text-align="justify" style:justify-single-word="false"/>
      <style:text-properties fo:font-size="14pt" officeooo:rsid="009d8aa6" officeooo:paragraph-rsid="009d8aa6" style:font-size-asian="14pt" style:font-size-complex="14pt"/>
    </style:style>
    <style:style style:name="P19" style:family="paragraph" style:parent-style-name="Standard">
      <style:paragraph-properties fo:line-height="150%" fo:text-align="justify" style:justify-single-word="false"/>
      <style:text-properties fo:font-size="14pt" officeooo:rsid="00a2f18d" officeooo:paragraph-rsid="00a2f18d" style:font-size-asian="14pt" style:font-size-complex="14pt"/>
    </style:style>
    <style:style style:name="P20" style:family="paragraph" style:parent-style-name="Standard">
      <style:paragraph-properties fo:line-height="150%" fo:text-align="justify" style:justify-single-word="false"/>
      <style:text-properties fo:font-size="18pt" officeooo:rsid="0090d666" officeooo:paragraph-rsid="0090d666" style:font-size-asian="18pt" style:font-size-complex="18pt"/>
    </style:style>
    <style:style style:name="T1" style:family="text">
      <style:text-properties officeooo:rsid="008ab35b"/>
    </style:style>
    <style:style style:name="T2" style:family="text">
      <style:text-properties officeooo:rsid="0018d146" style:font-size-asian="14pt" style:font-size-complex="14pt"/>
    </style:style>
    <style:style style:name="T3" style:family="text">
      <style:text-properties fo:font-size="9.75pt"/>
    </style:style>
    <style:style style:name="T4" style:family="text">
      <style:text-properties officeooo:rsid="008db7a4"/>
    </style:style>
    <style:style style:name="T5" style:family="text">
      <style:text-properties style:font-name="sans-serif" fo:font-style="normal" style:font-style-asian="normal" style:font-style-complex="normal"/>
    </style:style>
    <style:style style:name="T6" style:family="text">
      <style:text-properties style:font-name="sans-serif" fo:font-style="normal" officeooo:rsid="0018fda5" style:font-size-asian="14pt" style:font-style-asian="normal" style:font-size-complex="14pt" style:font-style-complex="normal"/>
    </style:style>
    <style:style style:name="T7" style:family="text">
      <style:text-properties officeooo:rsid="00928d14"/>
    </style:style>
    <style:style style:name="T8" style:family="text">
      <style:text-properties officeooo:rsid="009a0a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AME :- <text:s text:c="7"/><text:span text:style-name="T4">Bilal</text:span></text:p>
      <text:p text:style-name="P3">ROLL_NO:- <text:s/>1<text:span text:style-name="T1">5dco51</text:span></text:p>
      <text:p text:style-name="P4">BATCH:- <text:s text:c="6"/>2</text:p>
      <text:p text:style-name="P4"/>
      <text:p text:style-name="P8">Aim:- TO STUDY SRS AND DEVELOPING A SRS FOR A VMS.</text:p>
      <text:p text:style-name="P2"/>
      <text:p text:style-name="P5">1. <text:s/>Introduction</text:p>
      <text:p text:style-name="P9"><text:span text:style-name="T2">We introduce the brat rapid annotation too</text:span>(<text:span text:style-name="T3">BRAT</text:span>), an intuitive web-based tool for text annotation supported by Natural Language Processing (NLP) technology.<text:span text:style-name="T3">BRAT </text:span>has been developed for rich structured annotation for a variety of NLP tasks and aims to support manual curation efforts and increase annotator productivity using NLP techniques.</text:p>
      <text:p text:style-name="P10"><text:span text:style-name="T6">Manually-curated gold standard annotations are </text:span><text:span text:style-name="T5">a prerequisite for the evaluation and training of state-of-the-art tools for most Natural Language Processing (NLP) tasks. However, annotation is also one of the most time-consuming and financially costly components of many NLP research efforts, and can place heavy demands on human annotators for maintaining annotation quality and consistency.</text:span></text:p>
      <text:p text:style-name="P6"/>
      <text:p text:style-name="P7"/>
      <text:p text:style-name="P11">2</text:p>
      <text:p text:style-name="P20">Features</text:p>
      <text:p text:style-name="P11">High-quality Annotation Visualisation BRAT is based on our previously released open-source STAV text annotation visualiser (Stene-torp et al., 2011b), which was designed to help users gain an understanding of complex annota-tions involving a large number of different se-mantic types, dense, partially overlapping text an-</text:p>
      <text:p text:style-name="P11">notations, and non-projective sets of connections between annotations. Both tools share a vector graphics-based visualisation component, which</text:p>
      <text:p text:style-name="P12">provide scalable detail and rendering. BRAT integrates PDF and EPS image format export func<text:span text:style-name="T7">tions.</text:span></text:p>
      <text:p text:style-name="P12"/>
      <text:p text:style-name="P13"><text:soft-page-break/>2.4</text:p>
      <text:p text:style-name="P13">NLP Technology Integration supports two standard approaches for integrating the results of fully automatic annotation tools into an annotation workflow: bulk anno-</text:p>
      <text:p text:style-name="P13">tation imports can be performed by format conversion tools distributed with BRAT for many standard formats (such as in-line and columnformatted BIO), and tools that provide standard web service interfaces can be configured to be invoked from the user interface.However, human judgements cannot be replaced or based on a completely automatic analysis without some risk of introducing bias and reducing annotation quality. To address this issue we have been studying ways to augment the annotation process with input from statistical and machine learning methods to support the annotation process while still involving human annotator</text:p>
      <text:p text:style-name="P13">judgement for each annotation.</text:p>
      <text:p text:style-name="P13">As a specific realisation based on this approach,we have integrated a recently introduced machine learning-based semantic class disambiguation system capable of offering multiple outputs with probability estimates that was shown to be</text:p>
      <text:p text:style-name="P13">able to reduce ambiguity on average by over 75% while retaining the correct class in on average 99% of cases over six corpora (Stenetorp et al.,</text:p>
      <text:p text:style-name="P13">2011a). Section 4 presents an evaluation of the contribution of this component to annotator productivity.</text:p>
      <text:p text:style-name="P14">BRAT is implemented using a client-server ar-</text:p>
      <text:p text:style-name="P14">chitecture with communication over HTTP using</text:p>
      <text:p text:style-name="P14">JavaScript Object Notation (JSON). The server is</text:p>
      <text:p text:style-name="P14">a RESTful web service (Fielding, 2000) and the</text:p>
      <text:p text:style-name="P14">tool can easily be extended or adapted to switch</text:p>
      <text:p text:style-name="P14">out the server or client. The client user interface is</text:p>
      <text:p text:style-name="P14">implemented using XHTML and Scalable Vector</text:p>
      <text:p text:style-name="P14">Graphics (SVG), with interactivity implemented</text:p>
      <text:p text:style-name="P14">using JavaScript with the jQuery library. The</text:p>
      <text:p text:style-name="P14">client communicates with the server using Asyn-</text:p>
      <text:p text:style-name="P14"><text:soft-page-break/>chronous JavaScript and XML (AJAX), which permits asynchronous messaging.</text:p>
      <text:p text:style-name="P14">BRAT uses a stateless server back-end implemented in Python and supports both the Common Gateway Interface (CGI) and FastCGI protocols, the latter allowing response times far below the 100 ms boundary for a “smooth” user experience</text:p>
      <text:p text:style-name="P14">without noticeable delay (Card et al., 1983). For server side annotation storage BRAT uses an easyto-process file-based stand-off format that can be</text:p>
      <text:p text:style-name="P15">converted from or into other formats; there is no need to perform database import or export to interface with the data storage. The BRAT server in <text:span text:style-name="T8">stallation requires only a CGI-capable web server and the set-up supports any number of annotators</text:span></text:p>
      <text:p text:style-name="P16">who access the server using their browsers, on any operating system, without separate installation. Client-server communication is managed so that all user edit operations are immediately sent to the server, which consolidates them with the stored data. There is no separate “save” operation and thus a minimal risk of data loss, and as the</text:p>
      <text:p text:style-name="P16">authoritative version of all annotations is always maintained by the server, there is no chance of conflicting annotations being made which would need to be merged to produce an authoritative version. The BRAT client-server architecture also makes real-time collaboration possible: multiple annotators can work on a single document simultaneously, seeing each others edits as they appear in a document.</text:p>
      <text:p text:style-name="P16"/>
      <text:p text:style-name="P17">To estimate the contribution of the semantic class disambiguation component to annotation productivity, we performed a small-scale experiment in- volving an entity and process mention tagging task. The annotation targets were of 54 dis- tinct mention types (19 physical entity and 35 event/process types) marked using the simple typed-span representation. To reduce confound- ing effects from annotator productivity differences and learning during the task, annotation was performed by a single experienced annotator with a Ph.D. in biology in a closely related area who was previously familiar with the annotation task. The experiment was performed on publication abstracts from the biomolecular science subdo main of glucose metabolism in cancer. The texts were drawn from a pool of 1,750 initial candidates <text:soft-page-break/>using stratified sampling to select pairs of 10-document sets with similar overall statistical properties. 3 Four pairs of 10 documents (80 in to-tal) were annotated in the experiment, with 10 in each pair annotated with automatic support and 10 without, in alternating sequence to prevent learning effects.</text:p>
      <text:p text:style-name="P17"/>
      <text:p text:style-name="P18">Refrences:</text:p>
      <text:p text:style-name="P19"><text:a xlink:type="simple" xlink:href="http://freecode.com/tags/natural-language-processing" text:style-name="Internet_20_link" text:visited-style-name="Visited_20_Internet_20_Link">http://freecode.com/tags/natural-language-processing</text:a></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Courier" svg:font-family="Courie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258489" officeooo:paragraph-rsid="0025848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9T11:21:03.582372421</meta:creation-date>
    <dc:date>2017-07-20T15:43:23.080600423</dc:date>
    <meta:editing-duration>PT2H15M41S</meta:editing-duration>
    <meta:editing-cycles>86</meta:editing-cycles>
    <meta:generator>LibreOffice/5.1.4.2$Linux_X86_64 LibreOffice_project/10m0$Build-2</meta:generator>
    <meta:printed-by>aiktc </meta:printed-by>
    <meta:print-date>2017-04-10T11:55:49.560665642</meta:print-date>
    <meta:document-statistic meta:table-count="0" meta:image-count="0" meta:object-count="0" meta:page-count="4" meta:paragraph-count="38" meta:word-count="854" meta:character-count="5816" meta:non-whitespace-character-count="4985"/>
  </office:meta>
</office:document-meta>
</file>